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miro.com/welcomeonboard/ZzRuM2VuVTdrS3JCRzdYcHRhVTRNUmRld0RLRThzMHdRRUhXVWRSek5HemlxRUI2em5JaU5VMlpyVlRuNWJUcXwzNDU4NzY0NTQ0ODQyNzY4ODM3fDI=?share_link_id=58842450451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3:40:11.727000000</meta:creation-date>
    <dc:date>2023-04-04T13:41:29.909000000</dc:date>
    <meta:editing-duration>PT1M18S</meta:editing-duration>
    <meta:editing-cycles>1</meta:editing-cycles>
    <meta:document-statistic meta:table-count="0" meta:image-count="0" meta:object-count="0" meta:page-count="1" meta:paragraph-count="1" meta:word-count="1" meta:character-count="175" meta:non-whitespace-character-count="175"/>
    <meta:generator>LibreOffice/7.4.2.3$Windows_X86_64 LibreOffice_project/382eef1f22670f7f4118c8c2dd222ec7ad009daf</meta:generator>
  </office:meta>
</office:document-meta>
</file>